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1ad70" officeooo:paragraph-rsid="0011ad7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2bd53" officeooo:paragraph-rsid="0012bd53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4f90f" officeooo:paragraph-rsid="0014f90f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2bd53"/>
    </style:style>
    <style:style style:name="P6" style:family="paragraph" style:parent-style-name="Standard">
      <style:paragraph-properties fo:text-align="start" style:justify-single-word="false"/>
      <style:text-properties officeooo:rsid="00152646" officeooo:paragraph-rsid="00152646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4f90f" officeooo:paragraph-rsid="0012bd53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52646" officeooo:paragraph-rsid="00152646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5ad9d" officeooo:paragraph-rsid="0015ad9d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78d69" officeooo:paragraph-rsid="00178d69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fo:font-size="14pt" fo:font-weight="bold" officeooo:rsid="00178d69" officeooo:paragraph-rsid="00178d69" style:font-size-asian="12.25pt" style:font-weight-asian="bold" style:font-size-complex="14pt" style:font-weight-complex="bold"/>
    </style:style>
    <style:style style:name="T1" style:family="text">
      <style:text-properties fo:font-size="14pt" fo:font-weight="bold" style:font-size-asian="12.25pt" style:font-weight-asian="bold" style:font-size-complex="14pt" style:font-weight-complex="bold"/>
    </style:style>
    <style:style style:name="T2" style:family="text">
      <style:text-properties fo:font-size="14pt" fo:font-weight="bold" officeooo:rsid="0012bd53" style:font-size-asian="12.25pt" style:font-weight-asian="bold" style:font-size-complex="14pt" style:font-weight-complex="bold"/>
    </style:style>
    <style:style style:name="T3" style:family="text">
      <style:text-properties fo:font-size="14pt" fo:font-weight="bold" officeooo:rsid="0014f90f" style:font-size-asian="12.25pt" style:font-weight-asian="bold" style:font-size-complex="14pt" style:font-weight-complex="bold"/>
    </style:style>
    <style:style style:name="T4" style:family="text">
      <style:text-properties fo:font-size="14pt" fo:font-weight="bold" officeooo:rsid="00152646" style:font-size-asian="12.25pt" style:font-weight-asian="bold" style:font-size-complex="14pt" style:font-weight-complex="bold"/>
    </style:style>
    <style:style style:name="T5" style:family="text">
      <style:text-properties fo:font-size="14pt" fo:font-weight="bold" officeooo:rsid="0015ad9d" style:font-size-asian="12.25pt" style:font-weight-asian="bold" style:font-size-complex="14pt" style:font-weight-complex="bold"/>
    </style:style>
    <style:style style:name="T6" style:family="text">
      <style:text-properties officeooo:rsid="0012bd53"/>
    </style:style>
    <style:style style:name="T7" style:family="text">
      <style:text-properties officeooo:rsid="001a9d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Network</text:span> Task</text:p>
      <text:p text:style-name="P2">Name: Ibrahim Shnouda</text:p>
      <text:p text:style-name="P2">Group: IoT701-A</text:p>
      <text:p text:style-name="P2">Facilitator: Eng.Ehab Elsayed</text:p>
      <text:p text:style-name="P2">------------------------------------------------------------------------------------------------------</text:p>
      <text:p text:style-name="P3"/>
      <text:p text:style-name="P3">Part 1 – Open-Ended Questions:</text:p>
      <text:p text:style-name="P3">1. HTTP, MQTT, CoAP:</text:p>
      <text:p text:style-name="P3"/>
      <text:p text:style-name="P3">- HTTP → <text:s/>HyperText Transfer Protocol, follows the Server/Client model sending and reciving data over internet, a requist/response protocol as a communication protocol between web browser and web server.</text:p>
      <text:p text:style-name="P4">Transport Layer: TCP<text:line-break/>Not optomized for IoT apps or low-power network</text:p>
      <text:p text:style-name="P4"/>
      <text:p text:style-name="P5"><text:span text:style-name="T2">- </text:span><text:span text:style-name="T3">MQTT → Message Queing Telemetry Transport, Publish subscribe messgaing <text:line-break/>Optomized for IoT application and low-power</text:span></text:p>
      <text:p text:style-name="P7"/>
      <text:p text:style-name="P5"><text:span text:style-name="T3">-CoAP → Constraind application Protocol, Similar to HTTP, requist/ response protocol, </text:span><text:span text:style-name="T4">but optomized for constrained devices like IoT, </text:span><text:span text:style-name="T3">also in Trasport layer but UDP</text:span></text:p>
      <text:p text:style-name="P7"/>
      <text:p text:style-name="P7"/>
      <text:p text:style-name="P6"><text:span text:style-name="T3">2.</text:span><text:span text:style-name="T1">1: Sending temperature data every second: MQTT for saving power, and frequent </text:span></text:p>
      <text:p text:style-name="P8">2.2: Controlling a smart bulb (on/off): CoAP low power and supports multicast if exist multable bulbs</text:p>
      <text:p text:style-name="P8">2.3:Uploading a large file: HTTP built for reliable file trasnfer </text:p>
      <text:p text:style-name="P8"/>
      <text:p text:style-name="P8"/>
      <text:p text:style-name="P6"><text:span text:style-name="T5">3. </text:span><text:span text:style-name="T1">QoS levels (0, 1, 2) in MQTT and give one use case for each.</text:span></text:p>
      <text:p text:style-name="P9">QoS <text:span text:style-name="T7">0</text:span>: Send message at most once, no checking recived or not</text:p>
      <text:p text:style-name="P9"><text:tab/>EX:temprature readings if one lose no problem</text:p>
      <text:p text:style-name="P9">QoS <text:span text:style-name="T7">1</text:span>: Send message and chcecking for message reciving, try to send again if message sending failed, the may send message towice</text:p>
      <text:p text:style-name="P9"><text:tab/>EX:Detect motion in some place ths important in no problem is sent teice <text:line-break/><text:tab/> <text:s text:c="4"/>: Smoke sensor</text:p>
      <text:p text:style-name="P9"/>
      <text:p text:style-name="P9">QoS <text:span text:style-name="T7">2</text:span>: Send message and checking message recived or not and sent once no more or less</text:p>
      <text:p text:style-name="P9"><text:tab/>EX: credit card withdraw</text:p>
      <text:p text:style-name="P9"/>
      <text:p text:style-name="P9"/>
      <text:p text:style-name="P9"/>
      <text:p text:style-name="P10"><text:soft-page-break/>4. TCP reliable and high power, but CoAP designed to IoT Devoces to be low power and fast becouse ths reason CoAP uses UDP, and UDP Supports multicast</text:p>
      <text:p text:style-name="P10"/>
      <text:p text:style-name="P10"/>
      <text:p text:style-name="P10">5.widly used, scure, supported, large frameworks like Flask,</text:p>
      <text:p text:style-name="P11">all networks allow HTTP, but may be block MQTT or CoAP</text:p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1T11:35:34.029096388</meta:creation-date>
    <dc:date>2025-09-24T21:17:16.045812481</dc:date>
    <meta:editing-duration>PT19M59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24" meta:word-count="277" meta:character-count="1794" meta:non-whitespace-character-count="1526"/>
  </office:meta>
</office:document-meta>
</file>